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cm" svg:y="3.895cm" presentation:class="title" presentation:user-transformed="true">
          <draw:text-box>
            <text:p text:style-name="P1"><text:span text:style-name="T1">Tu sang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u sangre habla mejor</text:span><text:span text:style-name="T2"><text:line-break/></text:span><text:span text:style-name="T2">Que todo el clamor</text:span><text:span text:style-name="T2"><text:line-break/></text:span><text:span text:style-name="T2">Que en esta tierra hay</text:span><text:span text:style-name="T2"><text:line-break/></text:span><text:span text:style-name="T2">Justicia para mí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Se para a mi favor</text:span><text:span text:style-name="T2"><text:line-break/></text:span><text:span text:style-name="T2">Jesús, tu sangre 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¿Qué nos puede perdonar?</text:span><text:span text:style-name="T2"><text:line-break/></text:span><text:span text:style-name="T2">¿Qué nos puede completar?</text:span><text:span text:style-name="T2"><text:line-break/></text:span><text:span text:style-name="T2">Solo de Jesús, solo de Jesús</text:span><text:span text:style-name="T2"><text:line-break/></text:span><text:span text:style-name="T2">La sang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¿Qué te da otro corazón?</text:span><text:span text:style-name="T2"><text:line-break/></text:span><text:span text:style-name="T2">Y te hace amigo de Dios</text:span><text:span text:style-name="T2"><text:line-break/></text:span><text:span text:style-name="T2">Solo de Jesús, solo de Jesús</text:span><text:span text:style-name="T2"><text:line-break/></text:span><text:span text:style-name="T2">La sang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u cruz habla del amor</text:span><text:span text:style-name="T2"><text:line-break/></text:span><text:span text:style-name="T2">De su corazón</text:span><text:span text:style-name="T2"><text:line-break/></text:span><text:span text:style-name="T2">Un camino nos abrió</text:span><text:span text:style-name="T2"><text:line-break/></text:span><text:span text:style-name="T2">Me acerco con val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Sin confianza terrenal</text:span><text:span text:style-name="T2"><text:line-break/></text:span><text:span text:style-name="T2">Jesús, tu sangre 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Gracias por la cruz</text:span><text:span text:style-name="T2"><text:line-break/></text:span><text:span text:style-name="T2">Gracias por la cruz</text:span><text:span text:style-name="T2"><text:line-break/></text:span><text:span text:style-name="T2">Solo de Jesús</text:span><text:span text:style-name="T2"><text:line-break/></text:span><text:span text:style-name="T2">Solo de Jesús la sang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2T18:30:47.222000000</meta:creation-date>
    <dc:date>2023-03-02T19:46:08.952000000</dc:date>
    <meta:editing-duration>PT54M50S</meta:editing-duration>
    <meta:editing-cycles>1</meta:editing-cycles>
    <meta:document-statistic meta:object-count="45"/>
    <meta:generator>Real_Office/6.2.3.2$Windows_x86 LibreOffice_project/b40a93cffb3080b9876e40c60e03703e9bd35612</meta:generator>
  </office:meta>
</office:document-meta>
</file>